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7.0668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6380" table:default-cell-style-name="ce1"/>
        <table:table-row table:style-name="ro1">
          <table:table-cell office:value-type="string" table:style-name="ce2">
            <text:p>S.No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Work</text:p>
          </table:table-cell>
          <table:table-cell office:value-type="string" table:style-name="ce2">
            <text:p>Hours Spent</text:p>
          </table:table-cell>
          <table:table-cell table:number-columns-repeated="1638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4">
            <text:p>10/02/2020</text:p>
          </table:table-cell>
          <table:table-cell office:value-type="string" table:style-name="ce3">
            <text:p>IOS Environmental Setup &amp;&amp; (ML/DA ) API implementation &amp; AWS support</text:p>
          </table:table-cell>
          <table:table-cell office:value-type="string" table:style-name="ce3">
            <text:p>16hrs</text:p>
          </table:table-cell>
          <table:table-cell table:number-columns-repeated="1638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4">
            <text:p>11/02/2020</text:p>
          </table:table-cell>
          <table:table-cell office:value-type="string" table:style-name="ce3">
            <text:p>IONIC IOS “Resource not found issue fix” &amp;&amp; <text:s/>(ML/DA ) API implementation &amp; AWS support</text:p>
          </table:table-cell>
          <table:table-cell office:value-type="string" table:style-name="ce3">
            <text:p>16hrs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4">
            <text:p>12/02/2020</text:p>
          </table:table-cell>
          <table:table-cell office:value-type="string" table:style-name="ce3">
            <text:p>IONIC IOS “File Transfer issue fix” &amp;&amp; IOS Razor Pay implementation IONIC Profile Pic upload implementation.&amp;&amp; IONIC checkbox issue fix &amp; Virtual scroll KT &amp; AWS support</text:p>
          </table:table-cell>
          <table:table-cell office:value-type="string" table:style-name="ce3">
            <text:p>24hrs</text:p>
          </table:table-cell>
          <table:table-cell table:number-columns-repeated="1638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4">
            <text:p>13/02/2020</text:p>
          </table:table-cell>
          <table:table-cell office:value-type="string" table:style-name="ce3">
            <text:p>IONIC IOS WORD &amp; PICTURE upload implemented commit. &amp; Advertisement API Implementation &amp; Motto data insertion &amp; AWS support</text:p>
          </table:table-cell>
          <table:table-cell office:value-type="string" table:style-name="ce3">
            <text:p>20hrs</text:p>
          </table:table-cell>
          <table:table-cell table:number-columns-repeated="1638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4">
            <text:p>14/02/2020</text:p>
          </table:table-cell>
          <table:table-cell office:value-type="string" table:style-name="ce3">
            <text:p>IONIC IOS VIDEO / AUDIO upload implemented , Android tested , mobile tested &amp; Advertisement API Implementation &amp; AWS support</text:p>
          </table:table-cell>
          <table:table-cell office:value-type="string" table:style-name="ce3">
            <text:p>16hrs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4">
            <text:p>15/02/2020</text:p>
          </table:table-cell>
          <table:table-cell office:value-type="string" table:style-name="ce3">
            <text:p>Saturday-Office support</text:p>
          </table:table-cell>
          <table:table-cell office:value-type="string" table:style-name="ce3">
            <text:p>20hrs</text:p>
          </table:table-cell>
          <table:table-cell table:number-columns-repeated="1638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4">
            <text:p>17/02/2020</text:p>
          </table:table-cell>
          <table:table-cell office:value-type="string" table:style-name="ce3">
            <text:p>IONIC IOS issue fix and development,upload and fetch advertisement</text:p>
          </table:table-cell>
          <table:table-cell office:value-type="string" table:style-name="ce3">
            <text:p>16hrs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4">
            <text:p>18/02/2020</text:p>
          </table:table-cell>
          <table:table-cell office:value-type="string" table:style-name="ce3">
            <text:p>IONIC IOS Duration issue &amp; Create Advertisement changes &amp;&amp; AWS Issue Analysis</text:p>
          </table:table-cell>
          <table:table-cell office:value-type="string" table:style-name="ce3">
            <text:p>16hrs</text:p>
          </table:table-cell>
          <table:table-cell table:number-columns-repeated="1638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4">
            <text:p>19/02/2020</text:p>
          </table:table-cell>
          <table:table-cell office:value-type="string" table:style-name="ce3">
            <text:p>IOS BUILD &amp; Advertisement Issue fix &amp; Office Support</text:p>
          </table:table-cell>
          <table:table-cell office:value-type="string" table:style-name="ce3">
            <text:p>24hrs</text:p>
          </table:table-cell>
          <table:table-cell table:number-columns-repeated="16380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20/02/2020</text:p>
          </table:table-cell>
          <table:table-cell office:value-type="string" table:style-name="ce3">
            <text:p>IOS Video, Audio duration issue fix &amp;&amp; IOS MR check and IPA file generation &amp;&amp; AWS Cloudfront RD</text:p>
          </table:table-cell>
          <table:table-cell office:value-type="string" table:style-name="ce3">
            <text:p>24hrs</text:p>
          </table:table-cell>
          <table:table-cell table:number-columns-repeated="1638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4">
            <text:p>21/02/2020</text:p>
          </table:table-cell>
          <table:table-cell office:value-type="string" table:style-name="ce7">
            <text:p>Code Analysis &amp; office Support</text:p>
          </table:table-cell>
          <table:table-cell office:value-type="string" table:style-name="ce3">
            <text:p>24hrs</text:p>
          </table:table-cell>
          <table:table-cell table:number-columns-repeated="1638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4">
            <text:p>22/02/2020</text:p>
          </table:table-cell>
          <table:table-cell office:value-type="string" table:style-name="ce7">
            <text:p>Saturday-Office support</text:p>
          </table:table-cell>
          <table:table-cell office:value-type="string" table:style-name="ce3">
            <text:p>20hrs</text:p>
          </table:table-cell>
          <table:table-cell table:number-columns-repeated="16380"/>
        </table:table-row>
        <table:table-row table:style-name="ro1">
          <table:table-cell table:number-columns-repeated="2" table:style-name="ce8"/>
          <table:table-cell office:value-type="string" table:style-name="ce9">
            <text:p>Total</text:p>
          </table:table-cell>
          <table:table-cell office:value-type="string" table:style-name="ce9">
            <text:p>236hrs</text:p>
          </table:table-cell>
          <table:table-cell table:number-columns-repeated="16380"/>
        </table:table-row>
        <table:table-row table:number-rows-repeated="1048562" table:style-name="ro2">
          <table:table-cell table:number-columns-repeated="16384"/>
        </table:table-row>
      </table:table>
      <table:database-ranges>
        <table:database-range table:target-range-address="Sheet1.A14" table:name="__Anonymous_Sheet_DB__1" table:contains-header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36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dc:creator>Microsoft Office User</dc:creator>
    <meta:creation-date>2019-12-27T09:51:04Z</meta:creation-date>
    <dc:date>2020-02-23T08:36:33Z</dc:date>
    <meta:editing-cycles>167</meta:editing-cycles>
    <meta:editing-duration>PT7705S</meta:editing-duration>
  </office:meta>
</office:document-meta>
</file>